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7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2.625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13.462cm"/>
    </style:style>
    <style:style style:name="co12" style:family="table-column">
      <style:table-column-properties fo:break-before="auto" style:column-width="3.344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6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row table:style-name="ro1">
          <table:table-cell/>
          <table:table-cell table:style-name="ce1"/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pielerei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v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J.T-Koeffi</text:p>
          </table:table-cell>
          <table:table-cell office:value-type="string" calcext:value-type="string">
            <text:p>B(T)</text:p>
          </table:table-cell>
          <table:table-cell office:value-type="string" calcext:value-type="string">
            <text:p>B*(T) zugehörig zu T*</text:p>
          </table:table-cell>
          <table:table-cell office:value-type="string" calcext:value-type="string">
            <text:p>T*(T)</text:p>
          </table:table-cell>
          <table:table-cell office:value-type="string" calcext:value-type="string">
            <text:p>B_0</text:p>
          </table:table-cell>
          <table:table-cell office:value-type="string" calcext:value-type="string">
            <text:p>Boltzmann</text:p>
          </table:table-cell>
          <table:table-cell office:value-type="string" calcext:value-type="string">
            <text:p>Temperatur</text:p>
          </table:table-cell>
          <table:table-cell table:style-name="ce4" office:value-type="string" calcext:value-type="string">
            <text:p>Epsilon</text:p>
          </table:table-cell>
          <table:table-cell office:value-type="string" calcext:value-type="string">
            <text:p>Sigma[m]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V_rot =R</text:p>
          </table:table-cell>
          <table:table-cell office:value-type="string" calcext:value-type="string">
            <text:p>cV_trans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V_vib</text:p>
          </table:table-cell>
          <table:table-cell office:value-type="string" calcext:value-type="string">
            <text:p>v=w*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chtgeschwindigkeit c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/>
          <table:table-cell table:style-name="ce7" office:value-type="string" calcext:value-type="string">
            <text:p>T* dB*/dT* zu Temperatur aus Tabelle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ce1" table:formula="of:=(1/[.K4])*[.F4]*([.Z4]-[.D4])" office:value-type="float" office:value="0.00000252335894578351" calcext:value-type="float">
            <text:p>2,52335894578351E-006</text:p>
          </table:table-cell>
          <table:table-cell table:formula="of:=[.F4]*[.D4]" office:value-type="float" office:value="-0.00000947202825462485" calcext:value-type="float">
            <text:p>-0,000009472</text:p>
          </table:table-cell>
          <table:table-cell office:value-type="float" office:value="-0.14850215" calcext:value-type="float">
            <text:p>-0,14850215</text:p>
          </table:table-cell>
          <table:table-cell table:style-name="ce2" table:formula="of:=[.H4]/[.I4]" office:value-type="float" office:value="2.87480273540242" calcext:value-type="float">
            <text:p>2,8748027354</text:p>
          </table:table-cell>
          <table:table-cell table:formula="of:=(2/3)*PI()*6.022140857*10^(23)*([.J4]^3 *10^(-30))" office:value-type="float" office:value="0.0000637837785824976" calcext:value-type="float">
            <text:p>6,37837785824976E-005</text:p>
          </table:table-cell>
          <table:table-cell table:formula="of:=1.3806488*10^(-23)" office:value-type="float" office:value="1.3806488E-023" calcext:value-type="float">
            <text:p>1,3806488E-023</text:p>
          </table:table-cell>
          <table:table-cell office:value-type="float" office:value="273.25" calcext:value-type="float">
            <text:p>273,25</text:p>
          </table:table-cell>
          <table:table-cell office:value-type="float" office:value="95.05" calcext:value-type="float">
            <text:p>95,05</text:p>
          </table:table-cell>
          <table:table-cell office:value-type="float" office:value="3.698" calcext:value-type="float">
            <text:p>3,698</text:p>
          </table:table-cell>
          <table:table-cell table:formula="of:=[.L4]+[.W4]" office:value-type="float" office:value="29.1058187935851" calcext:value-type="float">
            <text:p>29,1058187936</text:p>
          </table:table-cell>
          <table:table-cell table:formula="of:=[.M4]+[.N4]+[.P4]" office:value-type="float" office:value="20.7913566935851" calcext:value-type="float">
            <text:p>20,7913566936</text:p>
          </table:table-cell>
          <table:table-cell table:formula="of:=8.3144621" office:value-type="float" office:value="8.3144621" calcext:value-type="float">
            <text:p>8,3144621</text:p>
          </table:table-cell>
          <table:table-cell table:formula="of:=(3/2)*8.314459" office:value-type="float" office:value="12.4716885" calcext:value-type="float">
            <text:p>12,4716885</text:p>
          </table:table-cell>
          <table:table-cell table:formula="of:=1/([.H4]*[.G4])" office:value-type="float" office:value="2.65067577868344E+020" calcext:value-type="float">
            <text:p>265067577868344000000</text:p>
          </table:table-cell>
          <table:table-cell table:formula="of:=[.M4]*([.R4]*[.Q4]*[.O4])^2 *(EXP([.R4]*[.Q4]*[.O4]))/((EXP([.R4]*[.Q4]*[.O4]))-1)^2" office:value-type="float" office:value="0.00520609358506685" calcext:value-type="float">
            <text:p>0,0052060936</text:p>
          </table:table-cell>
          <table:table-cell table:formula="of:=235755*2.99792458*10^8" office:value-type="float" office:value="70677570935790" calcext:value-type="float">
            <text:p>70677570935790</text:p>
          </table:table-cell>
          <table:table-cell table:formula="of:=6.62606957*10^(-34)" office:value-type="float" office:value="6.62606957E-034" calcext:value-type="float">
            <text:p>6,62606957E-034</text:p>
          </table:table-cell>
          <table:table-cell office:value-type="string" calcext:value-type="string">
            <text:p>2,99792458*10^8</text:p>
          </table:table-cell>
          <table:table-cell table:number-columns-repeated="3"/>
          <table:table-cell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1.0029572" calcext:value-type="float">
            <text:p>1,0029572</text:p>
          </table:table-cell>
        </table:table-row>
        <table:table-row table:style-name="ro1">
          <table:table-cell/>
          <table:table-cell table:style-name="ce1" table:formula="of:=(1/[.K5])*[.F5]*([.Z5]-[.D5])" office:value-type="float" office:value="0.00000220112911172994" calcext:value-type="float">
            <text:p>2,20112911172994E-006</text:p>
          </table:table-cell>
          <table:table-cell/>
          <table:table-cell office:value-type="float" office:value="-0.08441245" calcext:value-type="float">
            <text:p>-0,08441245</text:p>
          </table:table-cell>
          <table:table-cell table:style-name="ce2" table:formula="of:=[.H5]/[.I5]" office:value-type="float" office:value="3.11257233035245" calcext:value-type="float">
            <text:p>3,1125723304</text:p>
          </table:table-cell>
          <table:table-cell table:formula="of:=(2/3)*PI()*6.022140857*10^(23)*([.J5]^3 *10^(-30))" office:value-type="float" office:value="0.0000637837785824976" calcext:value-type="float">
            <text:p>6,37837785824976E-005</text:p>
          </table:table-cell>
          <table:table-cell table:formula="of:=1.3806488*10^(-23)" office:value-type="float" office:value="1.3806488E-023" calcext:value-type="float">
            <text:p>1,3806488E-023</text:p>
          </table:table-cell>
          <table:table-cell office:value-type="float" office:value="295.85" calcext:value-type="float">
            <text:p>295,85</text:p>
          </table:table-cell>
          <table:table-cell office:value-type="float" office:value="95.05" calcext:value-type="float">
            <text:p>95,05</text:p>
          </table:table-cell>
          <table:table-cell table:formula="of:=[.J4]" office:value-type="float" office:value="3.698" calcext:value-type="float">
            <text:p>3,698</text:p>
          </table:table-cell>
          <table:table-cell table:formula="of:=[.L5]+[.W5]" office:value-type="float" office:value="29.1120763334905" calcext:value-type="float">
            <text:p>29,1120763335</text:p>
          </table:table-cell>
          <table:table-cell table:formula="of:=[.M5]+[.N5]+[.P5]" office:value-type="float" office:value="20.7976142334905" calcext:value-type="float">
            <text:p>20,7976142335</text:p>
          </table:table-cell>
          <table:table-cell table:formula="of:=[.M4]" office:value-type="float" office:value="8.3144621" calcext:value-type="float">
            <text:p>8,3144621</text:p>
          </table:table-cell>
          <table:table-cell table:formula="of:=[.N4]" office:value-type="float" office:value="12.4716885" calcext:value-type="float">
            <text:p>12,4716885</text:p>
          </table:table-cell>
          <table:table-cell table:formula="of:=1/([.H5]*[.G5])" office:value-type="float" office:value="2.44819049019858E+020" calcext:value-type="float">
            <text:p>244819049019858000000</text:p>
          </table:table-cell>
          <table:table-cell table:formula="of:=[.M5]*([.R5]*[.Q5]*[.O5])^2 *(EXP([.R5]*[.Q5]*[.O5]))/((EXP([.R5]*[.Q5]*[.O5]))-1)^2" office:value-type="float" office:value="0.0114636334904747" calcext:value-type="float">
            <text:p>0,0114636335</text:p>
          </table:table-cell>
          <table:table-cell table:formula="of:=235755*2.99792458*10^8" office:value-type="float" office:value="70677570935790" calcext:value-type="float">
            <text:p>70677570935790</text:p>
          </table:table-cell>
          <table:table-cell table:formula="of:=6.62606957*10^(-34)" office:value-type="float" office:value="6.62606957E-034" calcext:value-type="float">
            <text:p>6,62606957E-034</text:p>
          </table:table-cell>
          <table:table-cell table:number-columns-repeated="4"/>
          <table:table-cell table:formula="of:=[.W4]"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0.9202229" calcext:value-type="float">
            <text:p>0,9202229</text:p>
          </table:table-cell>
        </table:table-row>
        <table:table-row table:style-name="ro1">
          <table:table-cell/>
          <table:table-cell table:style-name="ce1" table:formula="of:=(1/[.K6])*[.F6]*([.Z6]-[.D6])" office:value-type="float" office:value="0.00000173219370409032" calcext:value-type="float">
            <text:p>1,73219370409032E-006</text:p>
          </table:table-cell>
          <table:table-cell/>
          <table:table-cell office:value-type="float" office:value="-0.00428086" calcext:value-type="float">
            <text:p>-0,00428086</text:p>
          </table:table-cell>
          <table:table-cell table:style-name="ce2" table:formula="of:=[.H6]/[.I6]" office:value-type="float" office:value="3.40820620725934" calcext:value-type="float">
            <text:p>3,4082062073</text:p>
          </table:table-cell>
          <table:table-cell table:formula="of:=(2/3)*PI()*6.022140857*10^(23)*([.J6]^3 *10^(-30))" office:value-type="float" office:value="0.0000637837785824976" calcext:value-type="float">
            <text:p>6,37837785824976E-005</text:p>
          </table:table-cell>
          <table:table-cell table:formula="of:=[.G4]" office:value-type="float" office:value="1.3806488E-023" calcext:value-type="float">
            <text:p>1,3806488E-023</text:p>
          </table:table-cell>
          <table:table-cell office:value-type="float" office:value="323.95" calcext:value-type="float">
            <text:p>323,95</text:p>
          </table:table-cell>
          <table:table-cell office:value-type="float" office:value="95.05" calcext:value-type="float">
            <text:p>95,05</text:p>
          </table:table-cell>
          <table:table-cell table:formula="of:=[.J4]" office:value-type="float" office:value="3.698" calcext:value-type="float">
            <text:p>3,698</text:p>
          </table:table-cell>
          <table:table-cell table:formula="of:=[.L6]+[.W6]" office:value-type="float" office:value="29.1264613090826" calcext:value-type="float">
            <text:p>29,1264613091</text:p>
          </table:table-cell>
          <table:table-cell table:formula="of:=[.M6]+[.N6]+[.P6]" office:value-type="float" office:value="20.8119992090826" calcext:value-type="float">
            <text:p>20,8119992091</text:p>
          </table:table-cell>
          <table:table-cell table:formula="of:=[.M5]" office:value-type="float" office:value="8.3144621" calcext:value-type="float">
            <text:p>8,3144621</text:p>
          </table:table-cell>
          <table:table-cell table:formula="of:=[.N5]" office:value-type="float" office:value="12.4716885" calcext:value-type="float">
            <text:p>12,4716885</text:p>
          </table:table-cell>
          <table:table-cell table:formula="of:=1/([.H6]*[.G6])" office:value-type="float" office:value="2.23583008651104E+020" calcext:value-type="float">
            <text:p>223583008651104000000</text:p>
          </table:table-cell>
          <table:table-cell table:formula="of:=[.M6]*([.R6]*[.Q6]*[.O6])^2 *(EXP([.R6]*[.Q6]*[.O6]))/((EXP([.R6]*[.Q6]*[.O6]))-1)^2" office:value-type="float" office:value="0.0258486090825641" calcext:value-type="float">
            <text:p>0,0258486091</text:p>
          </table:table-cell>
          <table:table-cell table:formula="of:=235755*2.99792458*10^8" office:value-type="float" office:value="70677570935790" calcext:value-type="float">
            <text:p>70677570935790</text:p>
          </table:table-cell>
          <table:table-cell table:formula="of:=6.62606957*10^(-34)" office:value-type="float" office:value="6.62606957E-034" calcext:value-type="float">
            <text:p>6,62606957E-034</text:p>
          </table:table-cell>
          <table:table-cell table:number-columns-repeated="4"/>
          <table:table-cell table:formula="of:=[.W5]"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0.7867145" calcext:value-type="float">
            <text:p>0,7867145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table:style-name="ce1" table:formula="of:=(1/[.K7])*[.F7]*([.Z7]-[.D7])" office:value-type="float" office:value="0.0000120885124122284" calcext:value-type="float">
            <text:p>1,20885124122284E-005</text:p>
          </table:table-cell>
          <table:table-cell/>
          <table:table-cell office:value-type="float" office:value="-1.284716" calcext:value-type="float">
            <text:p>-1,284716</text:p>
          </table:table-cell>
          <table:table-cell table:style-name="ce2" table:formula="of:=[.H7]/[.I7]" office:value-type="float" office:value="1.4457671957672" calcext:value-type="float">
            <text:p>1,4457671958</text:p>
          </table:table-cell>
          <table:table-cell table:formula="of:=(2/3)*PI()*6.022140857*10^(23)*([.J7]^3 *10^(-30))" office:value-type="float" office:value="0.000113864234498682" calcext:value-type="float">
            <text:p>0,0001138642</text:p>
          </table:table-cell>
          <table:table-cell table:formula="of:=[.G5]" office:value-type="float" office:value="1.3806488E-023" calcext:value-type="float">
            <text:p>1,3806488E-023</text:p>
          </table:table-cell>
          <table:table-cell office:value-type="float" office:value="273.25" calcext:value-type="float">
            <text:p>273,25</text:p>
          </table:table-cell>
          <table:table-cell office:value-type="float" office:value="189" calcext:value-type="float">
            <text:p>189</text:p>
          </table:table-cell>
          <table:table-cell office:value-type="float" office:value="4.486" calcext:value-type="float">
            <text:p>4,486</text:p>
          </table:table-cell>
          <table:table-cell table:formula="of:=[.L7]+[.W7]" office:value-type="float" office:value="35.9565325927319" calcext:value-type="float">
            <text:p>35,9565325927</text:p>
          </table:table-cell>
          <table:table-cell table:formula="of:=[.M7]+[.N7]+[.P7]" office:value-type="float" office:value="27.6420704927319" calcext:value-type="float">
            <text:p>27,6420704927</text:p>
          </table:table-cell>
          <table:table-cell table:formula="of:=[.M6]" office:value-type="float" office:value="8.3144621" calcext:value-type="float">
            <text:p>8,3144621</text:p>
          </table:table-cell>
          <table:table-cell table:formula="of:=[.N6]" office:value-type="float" office:value="12.4716885" calcext:value-type="float">
            <text:p>12,4716885</text:p>
          </table:table-cell>
          <table:table-cell table:formula="of:=1/([.H7]*[.G7])" office:value-type="float" office:value="2.65067577868344E+020" calcext:value-type="float">
            <text:p>265067577868344000000</text:p>
          </table:table-cell>
          <table:table-cell table:formula="of:=SUM([.S18:.V18])" office:value-type="float" office:value="6.85591989273187" calcext:value-type="float">
            <text:p>6,8559198927</text:p>
          </table:table-cell>
          <table:table-cell/>
          <table:table-cell table:formula="of:=6.62606957*10^(-34)" office:value-type="float" office:value="6.62606957E-034" calcext:value-type="float">
            <text:p>6,62606957E-034</text:p>
          </table:table-cell>
          <table:table-cell table:number-columns-repeated="4"/>
          <table:table-cell table:formula="of:=[.W6]"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2.5326459" calcext:value-type="float">
            <text:p>2,5326459</text:p>
          </table:table-cell>
        </table:table-row>
        <table:table-row table:style-name="ro1">
          <table:table-cell/>
          <table:table-cell table:style-name="ce1" table:formula="of:=(1/[.K8])*[.F8]*([.Z8]-[.D8])" office:value-type="float" office:value="0.0000105464616580085" calcext:value-type="float">
            <text:p>1,05464616580085E-005</text:p>
          </table:table-cell>
          <table:table-cell/>
          <table:table-cell office:value-type="float" office:value="-1.1235183" calcext:value-type="float">
            <text:p>-1,1235183</text:p>
          </table:table-cell>
          <table:table-cell table:style-name="ce2" table:formula="of:=[.H8]/[.I8]" office:value-type="float" office:value="1.56587301587302" calcext:value-type="float">
            <text:p>1,5658730159</text:p>
          </table:table-cell>
          <table:table-cell table:formula="of:=(2/3)*PI()*6.022140857*10^(23)*([.J8]^3 *10^(-30))" office:value-type="float" office:value="0.000113864234498682" calcext:value-type="float">
            <text:p>0,0001138642</text:p>
          </table:table-cell>
          <table:table-cell table:formula="of:=[.G6]" office:value-type="float" office:value="1.3806488E-023" calcext:value-type="float">
            <text:p>1,3806488E-023</text:p>
          </table:table-cell>
          <table:table-cell office:value-type="float" office:value="295.95" calcext:value-type="float">
            <text:p>295,95</text:p>
          </table:table-cell>
          <table:table-cell table:formula="of:=[.I7]" office:value-type="float" office:value="189" calcext:value-type="float">
            <text:p>189</text:p>
          </table:table-cell>
          <table:table-cell table:formula="of:=[.J7]" office:value-type="float" office:value="4.486" calcext:value-type="float">
            <text:p>4,486</text:p>
          </table:table-cell>
          <table:table-cell table:formula="of:=[.L8]+[.W8]" office:value-type="float" office:value="37.0230054234009" calcext:value-type="float">
            <text:p>37,0230054234</text:p>
          </table:table-cell>
          <table:table-cell table:formula="of:=[.M8]+[.N8]+[.P8]" office:value-type="float" office:value="28.7085433234009" calcext:value-type="float">
            <text:p>28,7085433234</text:p>
          </table:table-cell>
          <table:table-cell table:formula="of:=[.M7]" office:value-type="float" office:value="8.3144621" calcext:value-type="float">
            <text:p>8,3144621</text:p>
          </table:table-cell>
          <table:table-cell table:formula="of:=[.N7]" office:value-type="float" office:value="12.4716885" calcext:value-type="float">
            <text:p>12,4716885</text:p>
          </table:table-cell>
          <table:table-cell table:formula="of:=1/([.H8]*[.G8])" office:value-type="float" office:value="2.44736325908177E+020" calcext:value-type="float">
            <text:p>244736325908177000000</text:p>
          </table:table-cell>
          <table:table-cell table:formula="of:=SUM([.S19:.V19])" office:value-type="float" office:value="7.92239272340085" calcext:value-type="float">
            <text:p>7,9223927234</text:p>
          </table:table-cell>
          <table:table-cell/>
          <table:table-cell table:formula="of:=6.62606957*10^(-34)" office:value-type="float" office:value="6.62606957E-034" calcext:value-type="float">
            <text:p>6,62606957E-034</text:p>
          </table:table-cell>
          <table:table-cell table:number-columns-repeated="4"/>
          <table:table-cell table:formula="of:=[.W7]"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2.3056683" calcext:value-type="float">
            <text:p>2,3056683</text:p>
          </table:table-cell>
        </table:table-row>
        <table:table-row table:style-name="ro1">
          <table:table-cell/>
          <table:table-cell table:style-name="ce1" table:formula="of:=(1/[.K9])*[.F9]*([.Z9]-[.D9])" office:value-type="float" office:value="0.00000878449693425991" calcext:value-type="float">
            <text:p>8,78449693425991E-006</text:p>
          </table:table-cell>
          <table:table-cell/>
          <table:table-cell office:value-type="float" office:value="-0.92361639" calcext:value-type="float">
            <text:p>-0,92361639</text:p>
          </table:table-cell>
          <table:table-cell table:style-name="ce2" table:formula="of:=[.H9]/[.I9]" office:value-type="float" office:value="1.71402116402116" calcext:value-type="float">
            <text:p>1,714021164</text:p>
          </table:table-cell>
          <table:table-cell table:formula="of:=(2/3)*PI()*6.022140857*10^(23)*([.J9]^3 *10^(-30))" office:value-type="float" office:value="0.000113864234498682" calcext:value-type="float">
            <text:p>0,0001138642</text:p>
          </table:table-cell>
          <table:table-cell table:formula="of:=[.G7]" office:value-type="float" office:value="1.3806488E-023" calcext:value-type="float">
            <text:p>1,3806488E-023</text:p>
          </table:table-cell>
          <table:table-cell office:value-type="float" office:value="323.95" calcext:value-type="float">
            <text:p>323,95</text:p>
          </table:table-cell>
          <table:table-cell table:formula="of:=[.I7]" office:value-type="float" office:value="189" calcext:value-type="float">
            <text:p>189</text:p>
          </table:table-cell>
          <table:table-cell table:formula="of:=[.J8]" office:value-type="float" office:value="4.486" calcext:value-type="float">
            <text:p>4,486</text:p>
          </table:table-cell>
          <table:table-cell table:formula="of:=[.L9]+[.W9]" office:value-type="float" office:value="38.2750715661558" calcext:value-type="float">
            <text:p>38,2750715662</text:p>
          </table:table-cell>
          <table:table-cell table:formula="of:=[.M9]+[.N9]+[.P9]" office:value-type="float" office:value="29.9606094661558" calcext:value-type="float">
            <text:p>29,9606094662</text:p>
          </table:table-cell>
          <table:table-cell table:formula="of:=[.M8]" office:value-type="float" office:value="8.3144621" calcext:value-type="float">
            <text:p>8,3144621</text:p>
          </table:table-cell>
          <table:table-cell table:formula="of:=[.N8]" office:value-type="float" office:value="12.4716885" calcext:value-type="float">
            <text:p>12,4716885</text:p>
          </table:table-cell>
          <table:table-cell table:formula="of:=1/([.H9]*[.G9])" office:value-type="float" office:value="2.23583008651104E+020" calcext:value-type="float">
            <text:p>223583008651104000000</text:p>
          </table:table-cell>
          <table:table-cell table:formula="of:=SUM([.S20:.V20])" office:value-type="float" office:value="9.17445886615584" calcext:value-type="float">
            <text:p>9,1744588662</text:p>
          </table:table-cell>
          <table:table-cell/>
          <table:table-cell table:formula="of:=6.62606957*10^(-34)" office:value-type="float" office:value="6.62606957E-034" calcext:value-type="float">
            <text:p>6,62606957E-034</text:p>
          </table:table-cell>
          <table:table-cell table:number-columns-repeated="4"/>
          <table:table-cell table:formula="of:=[.W8]" office:value-type="float" office:value="8.3144621" calcext:value-type="float">
            <text:p>8,3144621</text:p>
          </table:table-cell>
          <table:table-cell table:number-columns-repeated="2"/>
          <table:table-cell office:value-type="float" office:value="2.0292621" calcext:value-type="float">
            <text:p>2,0292621</text:p>
          </table:table-cell>
        </table:table-row>
        <table:table-row table:style-name="ro1">
          <table:table-cell table:number-columns-repeated="6"/>
          <table:table-cell table:formula="of:=[.G8]" office:value-type="float" office:value="1.3806488E-023" calcext:value-type="float">
            <text:p>1,3806488E-023</text:p>
          </table:table-cell>
          <table:table-cell table:number-columns-repeated="19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office:value-type="string" calcext:value-type="string">
            <text:p>CO2-1</text:p>
          </table:table-cell>
          <table:table-cell office:value-type="string" calcext:value-type="string">
            <text:p>CO2-2</text:p>
          </table:table-cell>
          <table:table-cell office:value-type="string" calcext:value-type="string">
            <text:p>CO2-3</text:p>
          </table:table-cell>
          <table:table-cell office:value-type="string" calcext:value-type="string">
            <text:p>CO2-4</text:p>
          </table:table-cell>
          <table:table-cell table:number-columns-repeated="4"/>
        </table:table-row>
        <table:table-row table:style-name="ro1">
          <table:table-cell table:number-columns-repeated="18"/>
          <table:table-cell table:formula="of:=134286*2.99792458*10^8" office:value-type="float" office:value="40257930014988" calcext:value-type="float">
            <text:p>40257930014988</text:p>
          </table:table-cell>
          <table:table-cell table:formula="of:=[.U16]" office:value-type="float" office:value="20005150722340" calcext:value-type="float">
            <text:p>20005150722340</text:p>
          </table:table-cell>
          <table:table-cell table:style-name="ce6" table:formula="of:=66730*2.99792458*10^8" office:value-type="float" office:value="20005150722340" calcext:value-type="float">
            <text:p>20005150722340</text:p>
          </table:table-cell>
          <table:table-cell table:formula="of:=234930*2.99792458*10^8" office:value-type="float" office:value="70430242157940" calcext:value-type="float">
            <text:p>7043024215794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8"/>
          <table:table-cell table:formula="of:=[.M7]*([.R7]*[.S$16]*(1/([.G7]*[.H7])))^2*(EXP([.R7]*[.S$16]*(1/([.G7]*[.H7])))/((EXP([.R7]*[.S$16]*(1/([.G7]*[.H7])))-1)^2))" office:value-type="float" office:value="0.353771627805585" calcext:value-type="float">
            <text:p>0,3537716278</text:p>
          </table:table-cell>
          <table:table-cell table:formula="of:=[.U18]" office:value-type="float" office:value="3.24837451079295" calcext:value-type="float">
            <text:p>3,2483745108</text:p>
          </table:table-cell>
          <table:table-cell table:formula="of:=[.M7]*([.R7]*[.U$16]*(1/([.G7]*[.H7])))^2*(EXP([.R7]*[.U$16]*(1/([.G7]*[.H7])))/((EXP([.R7]*[.U$16]*(1/([.G7]*[.H7])))-1)^2))" office:value-type="float" office:value="3.24837451079295" calcext:value-type="float">
            <text:p>3,2483745108</text:p>
          </table:table-cell>
          <table:table-cell table:formula="of:=[.M7]*([.R7]*[.V$16]*(1/([.G7]*[.H7])))^2*(EXP([.R7]*[.V$16]*(1/([.G7]*[.H7])))/((EXP([.R7]*[.V$16]*(1/([.G7]*[.H7])))-1)^2))" office:value-type="float" office:value="0.00539924334038717" calcext:value-type="float">
            <text:p>0,0053992433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[.M8]*([.R8]*[.S$16]*(1/([.G8]*[.H8])))^2*(EXP([.R8]*[.S$16]*(1/([.G8]*[.H8])))/((EXP([.R8]*[.S$16]*(1/([.G8]*[.H8])))-1)^2))" office:value-type="float" office:value="0.519366397494638" calcext:value-type="float">
            <text:p>0,5193663975</text:p>
          </table:table-cell>
          <table:table-cell table:formula="of:=[.U19]" office:value-type="float" office:value="3.69556948350144" calcext:value-type="float">
            <text:p>3,6955694835</text:p>
          </table:table-cell>
          <table:table-cell table:formula="of:=[.M8]*([.R8]*[.U$16]*(1/([.G8]*[.H8])))^2*(EXP([.R8]*[.U$16]*(1/([.G8]*[.H8])))/((EXP([.R8]*[.U$16]*(1/([.G8]*[.H8])))-1)^2))" office:value-type="float" office:value="3.69556948350144" calcext:value-type="float">
            <text:p>3,6955694835</text:p>
          </table:table-cell>
          <table:table-cell table:formula="of:=[.M8]*([.R8]*[.V$16]*(1/([.G8]*[.H8])))^2*(EXP([.R8]*[.V$16]*(1/([.G8]*[.H8])))/((EXP([.R8]*[.V$16]*(1/([.G8]*[.H8])))-1)^2))" office:value-type="float" office:value="0.011887358903332" calcext:value-type="float">
            <text:p>0,0118873589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[.M9]*([.R9]*[.S$16]*(1/([.G9]*[.H9])))^2*(EXP([.R9]*[.S$16]*(1/([.G9]*[.H9])))/((EXP([.R9]*[.S$16]*(1/([.G9]*[.H9])))-1)^2))" office:value-type="float" office:value="0.763796422237413" calcext:value-type="float">
            <text:p>0,7637964222</text:p>
          </table:table-cell>
          <table:table-cell table:formula="of:=[.U20]" office:value-type="float" office:value="4.19201821077412" calcext:value-type="float">
            <text:p>4,1920182108</text:p>
          </table:table-cell>
          <table:table-cell table:formula="of:=[.M9]*([.R9]*[.U$16]*(1/([.G9]*[.H9])))^2*(EXP([.R9]*[.U$16]*(1/([.G9]*[.H9])))/((EXP([.R9]*[.U$16]*(1/([.G9]*[.H9])))-1)^2))" office:value-type="float" office:value="4.19201821077412" calcext:value-type="float">
            <text:p>4,1920182108</text:p>
          </table:table-cell>
          <table:table-cell table:formula="of:=[.M9]*([.R9]*[.V$16]*(1/([.G9]*[.H9])))^2*(EXP([.R9]*[.V$16]*(1/([.G9]*[.H9])))/((EXP([.R9]*[.V$16]*(1/([.G9]*[.H9])))-1)^2))" office:value-type="float" office:value="0.0266260223701838" calcext:value-type="float">
            <text:p>0,0266260224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14:58:14.8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7:37:44.063000000</meta:creation-date>
    <dc:date>2016-11-13T19:06:57.815000000</dc:date>
    <meta:editing-duration>PT3H6M13S</meta:editing-duration>
    <meta:editing-cycles>10</meta:editing-cycles>
    <meta:generator>LibreOffice/4.2.4.2$Windows_x86 LibreOffice_project/63150712c6d317d27ce2db16eb94c2f3d7b699f8</meta:generator>
    <meta:document-statistic meta:table-count="1" meta:cell-count="157" meta:object-count="0"/>
    <meta:user-defined meta:name="qrichtext">1</meta:user-defined>
  </office:meta>
</office:document-meta>
</file>